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0.7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vertical-align="middle" draw:auto-grow-height="false" fo:min-height="6.73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258cm"/>
    </style:style>
    <style:style style:name="gr6" style:family="graphic" style:parent-style-name="standard">
      <style:graphic-properties draw:fill="none" draw:textarea-vertical-align="middle" draw:auto-grow-height="false" fo:min-height="0.894cm" fo:min-width="1.66cm"/>
    </style:style>
    <style:style style:name="gr7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8" style:family="graphic" style:parent-style-name="measure" style:list-style-name="L1">
      <style:graphic-properties draw:textarea-vertical-align="middle" draw:line-distance="1.335cm"/>
    </style:style>
    <style:style style:name="gr9" style:family="graphic" style:parent-style-name="measure" style:list-style-name="L1">
      <style:graphic-properties draw:textarea-vertical-align="middle" draw:line-distance="2.602cm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2.675cm"/>
    </style:style>
    <style:style style:name="gr11" style:family="graphic" style:parent-style-name="standard">
      <style:graphic-properties draw:fill="none" draw:textarea-vertical-align="middle" draw:auto-grow-height="false" fo:min-height="0.779cm" fo:min-width="1.799cm"/>
    </style:style>
    <style:style style:name="gr12" style:family="graphic" style:parent-style-name="standard">
      <style:graphic-properties draw:fill="none" draw:textarea-vertical-align="middle" draw:auto-grow-height="false" fo:min-height="1.465cm" fo:min-width="3.501cm"/>
    </style:style>
    <style:style style:name="gr13" style:family="graphic" style:parent-style-name="standard">
      <style:graphic-properties draw:fill="none" draw:textarea-vertical-align="middle" draw:auto-grow-height="false" fo:min-height="1.35cm" fo:min-width="2.624cm"/>
    </style:style>
    <style:style style:name="gr14" style:family="graphic" style:parent-style-name="standard">
      <style:graphic-properties draw:fill="none" draw:textarea-vertical-align="middle" draw:auto-grow-height="false" fo:min-height="1.247cm" fo:min-width="4.097cm"/>
    </style:style>
    <style:style style:name="co1" style:family="table-column">
      <style:table-column-properties style:column-width="1.472cm" style:use-optimal-column-width="false"/>
    </style:style>
    <style:style style:name="co2" style:family="table-column">
      <style:table-column-properties style:column-width="2.037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textarea-vertical-align="middle"/>
      <style:paragraph-properties fo:text-align="star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143cm" svg:x="8.493cm" svg:y="4.6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27cm" svg:height="1.143cm" svg:x="10.652cm" svg:y="4.6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143cm" svg:x="14.335cm" svg:y="4.683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763cm" svg:y1="5.254cm" svg:x2="10.652cm" svg:y2="5.254cm" draw:start-shape="id1" draw:start-glue-point="1" draw:end-shape="id2" draw:end-glue-point="3" svg:d="M9763 5254h889" svg:viewBox="0 0 890 1">
          <text:p/>
        </draw:connector>
        <draw:custom-shape draw:style-name="gr3" draw:text-style-name="P2" draw:layer="layout" svg:width="0.635cm" svg:height="7.366cm" draw:transform="rotate (1.5707963267949) translate (8.493cm 6.9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" draw:layer="layout" svg:width="3.338cm" svg:height="0.725cm" svg:x="10.616cm" svg:y="7.05cm">
          <draw:text-box>
            <text:p text:style-name="P3"><text:span text:style-name="T1">pipel</text:span><text:span text:style-name="T1">ine </text:span><text:span text:style-name="T1">stag</text:span><text:span text:style-name="T1">es</text:span></text:p>
          </draw:text-box>
        </draw:frame>
        <draw:frame draw:style-name="gr5" draw:text-style-name="P5" draw:layer="layout" svg:width="1.524cm" svg:height="0.962cm" svg:x="12.684cm" svg:y="4.683cm">
          <draw:text-box>
            <text:p>...</text:p>
          </draw:text-box>
        </draw:frame>
        <draw:line draw:style-name="gr2" draw:text-style-name="P2" draw:layer="layout" svg:x1="11.922cm" svg:y1="5.191cm" svg:x2="12.684cm" svg:y2="5.191cm">
          <text:p/>
        </draw:line>
        <draw:line draw:style-name="gr2" draw:text-style-name="P2" draw:layer="layout" svg:x1="13.573cm" svg:y1="5.191cm" svg:x2="14.335cm" svg:y2="5.191cm">
          <text:p/>
        </draw:line>
        <draw:custom-shape draw:style-name="gr6" draw:text-style-name="P7" draw:layer="layout" svg:width="2.286cm" svg:height="1.27cm" svg:x="15.605cm" svg:y="2.651cm">
          <text:p text:style-name="P6"><text:span text:style-name="T1">instruction </text:span></text:p>
          <text:p text:style-name="P6"><text:span text:style-name="T1">retire event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3.508cm" svg:height="3.887cm" svg:x="3.083cm" svg:y="2.0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0x00</text:p>
              </table:table-cell>
              <table:table-cell>
                <text:p text:style-name="P8">instr1</text:p>
              </table:table-cell>
            </table:table-row>
            <table:table-row table:style-name="ro1" table:default-cell-style-name="ce1">
              <table:table-cell>
                <text:p text:style-name="P8">0x04</text:p>
              </table:table-cell>
              <table:table-cell>
                <text:p text:style-name="P8">instr2</text:p>
              </table:table-cell>
            </table:table-row>
            <table:table-row table:style-name="ro1" table:default-cell-style-name="ce1">
              <table:table-cell>
                <text:p text:style-name="P8">...</text:p>
              </table:table-cell>
              <table:table-cell>
                <text:p text:style-name="P8">...</text:p>
              </table:table-cell>
            </table:table-row>
            <table:table-row table:style-name="ro1" table:default-cell-style-name="ce1">
              <table:table-cell>
                <text:p text:style-name="P8">0x20</text:p>
              </table:table-cell>
              <table:table-cell>
                <text:p text:style-name="P8">instrN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2" draw:layer="layout" svg:x1="6.715cm" svg:y1="2.651cm" svg:x2="8.366cm" svg:y2="5.318cm">
          <text:p/>
        </draw:line>
        <draw:line draw:style-name="gr7" draw:text-style-name="P2" draw:layer="layout" svg:x1="14.843cm" svg:y1="4.429cm" svg:x2="15.351cm" svg:y2="3.54cm">
          <text:p/>
        </draw:line>
        <draw:measure draw:style-name="gr8" draw:text-style-name="P9" draw:layer="measurelines" svg:x1="3.102cm" svg:y1="5.601cm" svg:x2="3.101cm" svg:y2="2.251cm">
          <text:p text:style-name="P9">t</text:p>
        </draw:measure>
        <draw:measure draw:style-name="gr9" draw:text-style-name="P9" draw:layer="layout" svg:x1="8.61cm" svg:y1="4.51cm" svg:x2="18.524cm" svg:y2="4.51cm">
          <text:p text:style-name="P9">t</text:p>
        </draw:measure>
        <draw:custom-shape draw:style-name="gr10" draw:text-style-name="P6" draw:layer="layout" svg:width="3.175cm" svg:height="2.032cm" svg:x="22.944cm" svg:y="4.302cm">
          <text:p text:style-name="P1"><text:span text:style-name="T1">ISR </text:span><text:span text:style-name="T1">(int</text:span><text:span text:style-name="T1">erru</text:span><text:span text:style-name="T1">pt </text:span></text:p>
          <text:p text:style-name="P1"><text:span text:style-name="T1">ser</text:span><text:span text:style-name="T1">vice </text:span><text:span text:style-name="T1">rout</text:span><text:span text:style-name="T1">ine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413cm" svg:height="1.143cm" svg:x="25.384cm" svg:y="2.397cm">
          <text:p text:style-name="P6"><text:span text:style-name="T1">interrupt </text:span></text:p>
          <text:p text:style-name="P6"><text:span text:style-name="T1">caught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24.622cm" svg:y1="4.175cm" svg:x2="25.257cm" svg:y2="3.032cm">
          <text:p/>
        </draw:line>
        <draw:line draw:style-name="gr7" draw:text-style-name="P2" draw:layer="layout" svg:x1="18.526cm" svg:y1="4.556cm" svg:x2="19.034cm" svg:y2="3.413cm">
          <text:p/>
        </draw:line>
        <draw:custom-shape draw:style-name="gr6" draw:text-style-name="P7" draw:layer="layout" svg:width="2.286cm" svg:height="1.27cm" svg:x="19.161cm" svg:y="2.651cm">
          <text:p text:style-name="P6"><text:span text:style-name="T1">interrupt </text:span></text:p>
          <text:p text:style-name="P6"><text:span text:style-name="T1">issued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143cm" svg:x="17.891cm" svg:y="4.6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27cm" svg:height="1.143cm" svg:x="6.82cm" svg:y="12.1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27cm" svg:height="1.143cm" svg:x="8.979cm" svg:y="12.1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143cm" svg:x="12.662cm" svg:y="12.103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8.09cm" svg:y1="12.674cm" svg:x2="8.979cm" svg:y2="12.674cm" draw:start-shape="id3" draw:start-glue-point="1" draw:end-shape="id4" draw:end-glue-point="3" svg:d="M8090 12674h889" svg:viewBox="0 0 890 1">
          <text:p/>
        </draw:connector>
        <draw:custom-shape draw:style-name="gr3" draw:text-style-name="P2" draw:layer="layout" svg:width="0.635cm" svg:height="7.366cm" draw:transform="rotate (1.5707963267949) translate (6.82cm 14.3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" draw:layer="layout" svg:width="3.338cm" svg:height="0.725cm" svg:x="8.943cm" svg:y="14.47cm">
          <draw:text-box>
            <text:p text:style-name="P3"><text:span text:style-name="T1">pi</text:span><text:span text:style-name="T1">p</text:span><text:span text:style-name="T1">el</text:span><text:span text:style-name="T1">in</text:span><text:span text:style-name="T1">e </text:span><text:span text:style-name="T1">st</text:span><text:span text:style-name="T1">a</text:span><text:span text:style-name="T1">g</text:span><text:span text:style-name="T1">e</text:span><text:span text:style-name="T1">s</text:span></text:p>
          </draw:text-box>
        </draw:frame>
        <draw:frame draw:style-name="gr5" draw:text-style-name="P5" draw:layer="layout" svg:width="1.524cm" svg:height="0.962cm" svg:x="11.011cm" svg:y="12.103cm">
          <draw:text-box>
            <text:p>...</text:p>
          </draw:text-box>
        </draw:frame>
        <draw:line draw:style-name="gr2" draw:text-style-name="P2" draw:layer="layout" svg:x1="10.249cm" svg:y1="12.611cm" svg:x2="11.011cm" svg:y2="12.611cm">
          <text:p/>
        </draw:line>
        <draw:line draw:style-name="gr2" draw:text-style-name="P2" draw:layer="layout" svg:x1="11.9cm" svg:y1="12.611cm" svg:x2="12.662cm" svg:y2="12.611cm">
          <text:p/>
        </draw:line>
        <draw:frame draw:style-name="standard" draw:layer="layout" svg:width="3.508cm" svg:height="3.887cm" svg:x="1.41cm" svg:y="9.4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0x00</text:p>
              </table:table-cell>
              <table:table-cell>
                <text:p text:style-name="P8">instr1</text:p>
              </table:table-cell>
            </table:table-row>
            <table:table-row table:style-name="ro1" table:default-cell-style-name="ce1">
              <table:table-cell>
                <text:p text:style-name="P8">0x04</text:p>
              </table:table-cell>
              <table:table-cell>
                <text:p text:style-name="P8">instr2</text:p>
              </table:table-cell>
            </table:table-row>
            <table:table-row table:style-name="ro1" table:default-cell-style-name="ce1">
              <table:table-cell>
                <text:p text:style-name="P8">...</text:p>
              </table:table-cell>
              <table:table-cell>
                <text:p text:style-name="P8">...</text:p>
              </table:table-cell>
            </table:table-row>
            <table:table-row table:style-name="ro1" table:default-cell-style-name="ce1">
              <table:table-cell>
                <text:p text:style-name="P8">0x20</text:p>
              </table:table-cell>
              <table:table-cell>
                <text:p text:style-name="P8">instrN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" draw:text-style-name="P2" draw:layer="layout" svg:x1="5.042cm" svg:y1="10.071cm" svg:x2="6.693cm" svg:y2="12.738cm">
          <text:p/>
        </draw:line>
        <draw:line draw:style-name="gr7" draw:text-style-name="P2" draw:layer="layout" svg:x1="13.17cm" svg:y1="11.849cm" svg:x2="13.805cm" svg:y2="10.906cm">
          <text:p/>
        </draw:line>
        <draw:custom-shape draw:style-name="gr10" draw:text-style-name="P6" draw:layer="layout" svg:width="3.175cm" svg:height="2.032cm" svg:x="22.571cm" svg:y="11.722cm">
          <text:p text:style-name="P1"><text:span text:style-name="T1">ISR (interrupt </text:span></text:p>
          <text:p text:style-name="P1"><text:span text:style-name="T1">service routine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191cm" svg:height="1.905cm" svg:x="24.368cm" svg:y="9.255cm">
          <text:p text:style-name="P6"><text:span text:style-name="T1">interrupt caught; </text:span></text:p>
          <text:p text:style-name="P6"><text:span text:style-name="T1">reading all available </text:span></text:p>
          <text:p text:style-name="P6"><text:span text:style-name="T1">PEBS records</text:span></text:p>
          <draw:enhanced-geometry svg:viewBox="0 0 21600 21600" draw:glue-points="10800 0 0 10800 10800 21600 21600 10800" draw:path-stretchpoint-x="10800" draw:text-areas="?f8 ?f9 ?f10 ?f11" draw:mirror-horizontal="false" draw:mirror-vertical="false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23.549cm" svg:y1="11.595cm" svg:x2="24.184cm" svg:y2="10.452cm">
          <text:p/>
        </draw:line>
        <draw:line draw:style-name="gr7" draw:text-style-name="P2" draw:layer="layout" svg:x1="18.753cm" svg:y1="11.976cm" svg:x2="19.393cm" svg:y2="11.033cm">
          <text:p/>
        </draw:line>
        <draw:custom-shape draw:style-name="gr13" draw:text-style-name="P7" draw:layer="layout" svg:width="3.302cm" svg:height="1.778cm" svg:x="19.447cm" svg:y="9.255cm">
          <text:p text:style-name="P6"><text:span text:style-name="T1">interrupt issued </text:span></text:p>
          <text:p text:style-name="P6"><text:span text:style-name="T1">after PEBS </text:span></text:p>
          <text:p text:style-name="P6"><text:span text:style-name="T1">buffer is full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143cm" svg:x="18.218cm" svg:y="12.1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763cm" svg:height="1.663cm" svg:x="13.805cm" svg:y="9.255cm">
          <text:p text:style-name="P6"><text:span text:style-name="T1">instruction retire event:</text:span></text:p>
          <text:p text:style-name="P6"><text:span text:style-name="T2">EFLAGS, IP, GP </text:span></text:p>
          <text:p text:style-name="P6"><text:span text:style-name="T2">registers saved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13:17:21.080062635</meta:creation-date>
    <dc:date>2018-06-08T14:11:01.349401440</dc:date>
    <meta:editing-duration>PT52M11S</meta:editing-duration>
    <meta:editing-cycles>9</meta:editing-cycles>
    <meta:generator>LibreOffice/5.1.6.2$Linux_X86_64 LibreOffice_project/10m0$Build-2</meta:generator>
    <meta:document-statistic meta:object-count="40"/>
  </office:meta>
</office:document-meta>
</file>